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/>
    <style:style style:name="ce3" style:family="table-cell" style:parent-style-name="Default" style:data-style-name="N0"/>
    <style:style style:name="ce4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GLU response tests 16 Mar 2022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BG time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comment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ce4" office:value-type="string" calcext:value-type="string">
            <text:p>Bio-impedans tid är 2min efter glukos tid</text:p>
          </table:table-cell>
          <table:table-cell table:style-name="ce4"/>
        </table:table-row>
        <table:table-row table:style-name="ro1">
          <table:table-cell office:value-type="string" calcext:value-type="string">
            <text:p>Ebba</text:p>
          </table:table-cell>
          <table:table-cell table:style-name="Default"/>
          <table:table-cell/>
          <table:table-cell table:style-name="ce4" office:value-type="string" calcext:value-type="string">
            <text:p>sövd djur, öron kateter</text:p>
          </table:table-cell>
          <table:table-cell table:style-name="ce4"/>
        </table:table-row>
        <table:table-row table:style-name="ro1">
          <table:table-cell/>
          <table:table-cell office:value-type="time" office:time-value="PT13H21M00S" calcext:value-type="time">
            <text:p>01:21:00 PM</text:p>
          </table:table-cell>
          <table:table-cell office:value-type="float" office:value="9.9" calcext:value-type="float">
            <text:p>9.9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3H22M00S" calcext:value-type="time">
            <text:p>01:22:00 PM</text:p>
          </table:table-cell>
          <table:table-cell office:value-type="float" office:value="10.2" calcext:value-type="float">
            <text:p>10.2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3H28M00S" calcext:value-type="time">
            <text:p>01:28:00 PM</text:p>
          </table:table-cell>
          <table:table-cell office:value-type="string" calcext:value-type="string">
            <text:p>Glukose <text:s/>0.5gr/kg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3H29M00S" calcext:value-type="time">
            <text:p>01:29:00 PM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3H29M30S" calcext:value-type="time">
            <text:p>01:29:30 PM</text:p>
          </table:table-cell>
          <table:table-cell office:value-type="float" office:value="21.4" calcext:value-type="float">
            <text:p>21.4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3H30M00S" calcext:value-type="time">
            <text:p>01:30:00 PM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3H30M30S" calcext:value-type="time">
            <text:p>01:30:30 PM</text:p>
          </table:table-cell>
          <table:table-cell office:value-type="float" office:value="20.8" calcext:value-type="float">
            <text:p>20.8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3H31M00S" calcext:value-type="time">
            <text:p>01:31:00 PM</text:p>
          </table:table-cell>
          <table:table-cell office:value-type="float" office:value="20.1" calcext:value-type="float">
            <text:p>20.1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3H31M30S" calcext:value-type="time">
            <text:p>01:31:30 PM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3H32M00S" calcext:value-type="time">
            <text:p>01:32:00 PM</text:p>
          </table:table-cell>
          <table:table-cell office:value-type="float" office:value="19.8" calcext:value-type="float">
            <text:p>19.8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3H32M30S" calcext:value-type="time">
            <text:p>01:32:30 PM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3H33M00S" calcext:value-type="time">
            <text:p>01:33:00 PM</text:p>
          </table:table-cell>
          <table:table-cell office:value-type="float" office:value="19.3" calcext:value-type="float">
            <text:p>19.3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3H33M30S" calcext:value-type="time">
            <text:p>01:33:30 PM</text:p>
          </table:table-cell>
          <table:table-cell office:value-type="float" office:value="18.4" calcext:value-type="float">
            <text:p>18.4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3H34M00S" calcext:value-type="time">
            <text:p>01:34:00 PM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3H34M30S" calcext:value-type="time">
            <text:p>01:34:30 PM</text:p>
          </table:table-cell>
          <table:table-cell office:value-type="float" office:value="18.7" calcext:value-type="float">
            <text:p>18.7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3H35M00S" calcext:value-type="time">
            <text:p>01:35:00 PM</text:p>
          </table:table-cell>
          <table:table-cell office:value-type="float" office:value="18.4" calcext:value-type="float">
            <text:p>18.4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3H35M30S" calcext:value-type="time">
            <text:p>01:35:30 PM</text:p>
          </table:table-cell>
          <table:table-cell office:value-type="float" office:value="17.4" calcext:value-type="float">
            <text:p>17.4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3H36M00S" calcext:value-type="time">
            <text:p>01:36:00 PM</text:p>
          </table:table-cell>
          <table:table-cell office:value-type="float" office:value="17.8" calcext:value-type="float">
            <text:p>17.8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3H36M30S" calcext:value-type="time">
            <text:p>01:36:30 PM</text:p>
          </table:table-cell>
          <table:table-cell office:value-type="float" office:value="17.8" calcext:value-type="float">
            <text:p>17.8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3H37M00S" calcext:value-type="time">
            <text:p>01:37:00 PM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3H37M30S" calcext:value-type="time">
            <text:p>01:37:30 PM</text:p>
          </table:table-cell>
          <table:table-cell office:value-type="float" office:value="17.3" calcext:value-type="float">
            <text:p>17.3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3H39M00S" calcext:value-type="time">
            <text:p>01:39:00 PM</text:p>
          </table:table-cell>
          <table:table-cell office:value-type="float" office:value="17.1" calcext:value-type="float">
            <text:p>17.1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3H40M00S" calcext:value-type="time">
            <text:p>01:40:00 PM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3H41M00S" calcext:value-type="time">
            <text:p>01:41:00 PM</text:p>
          </table:table-cell>
          <table:table-cell office:value-type="float" office:value="16.6" calcext:value-type="float">
            <text:p>16.6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3H42M30S" calcext:value-type="time">
            <text:p>01:42:30 PM</text:p>
          </table:table-cell>
          <table:table-cell office:value-type="float" office:value="16.3" calcext:value-type="float">
            <text:p>16.3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3H44M30S" calcext:value-type="time">
            <text:p>01:44:30 PM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3H46M30S" calcext:value-type="time">
            <text:p>01:46:30 PM</text:p>
          </table:table-cell>
          <table:table-cell office:value-type="float" office:value="16.6" calcext:value-type="float">
            <text:p>16.6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3H49M30S" calcext:value-type="time">
            <text:p>01:49:30 PM</text:p>
          </table:table-cell>
          <table:table-cell office:value-type="float" office:value="15.9" calcext:value-type="float">
            <text:p>15.9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3H51M00S" calcext:value-type="time">
            <text:p>01:51:00 PM</text:p>
          </table:table-cell>
          <table:table-cell office:value-type="float" office:value="15.3" calcext:value-type="float">
            <text:p>15.3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3H52M00S" calcext:value-type="time">
            <text:p>01:52:00 PM</text:p>
          </table:table-cell>
          <table:table-cell office:value-type="float" office:value="15.3" calcext:value-type="float">
            <text:p>15.3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3H54M00S" calcext:value-type="time">
            <text:p>01:54:00 PM</text:p>
          </table:table-cell>
          <table:table-cell office:value-type="float" office:value="14.4" calcext:value-type="float">
            <text:p>14.4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3H56M00S" calcext:value-type="time">
            <text:p>01:56:00 PM</text:p>
          </table:table-cell>
          <table:table-cell table:style-name="ce3" office:value-type="float" office:value="14.4" calcext:value-type="float">
            <text:p>14.4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3H58M00S" calcext:value-type="time">
            <text:p>01:58:00 PM</text:p>
          </table:table-cell>
          <table:table-cell office:value-type="float" office:value="14.4" calcext:value-type="float">
            <text:p>14.4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4H03M00S" calcext:value-type="time">
            <text:p>02:03:00 PM</text:p>
          </table:table-cell>
          <table:table-cell office:value-type="float" office:value="13.4" calcext:value-type="float">
            <text:p>13.4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4H05M00S" calcext:value-type="time">
            <text:p>02:05:00 PM</text:p>
          </table:table-cell>
          <table:table-cell office:value-type="float" office:value="12.7" calcext:value-type="float">
            <text:p>12.7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4H08M00S" calcext:value-type="time">
            <text:p>02:08:00 PM</text:p>
          </table:table-cell>
          <table:table-cell office:value-type="float" office:value="12.3" calcext:value-type="float">
            <text:p>12.3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4H12M00S" calcext:value-type="time">
            <text:p>02:12:00 PM</text:p>
          </table:table-cell>
          <table:table-cell office:value-type="float" office:value="11.5" calcext:value-type="float">
            <text:p>11.5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4H16M00S" calcext:value-type="time">
            <text:p>02:16:00 PM</text:p>
          </table:table-cell>
          <table:table-cell office:value-type="float" office:value="11.1" calcext:value-type="float">
            <text:p>11.1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4H19M00S" calcext:value-type="time">
            <text:p>02:19:00 PM</text:p>
          </table:table-cell>
          <table:table-cell office:value-type="float" office:value="10.3" calcext:value-type="float">
            <text:p>10.3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4H20M00S" calcext:value-type="time">
            <text:p>02:20:00 PM</text:p>
          </table:table-cell>
          <table:table-cell office:value-type="float" office:value="10.3" calcext:value-type="float">
            <text:p>10.3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4H22M00S" calcext:value-type="time">
            <text:p>02:22:00 PM</text:p>
          </table:table-cell>
          <table:table-cell office:value-type="float" office:value="10.2" calcext:value-type="float">
            <text:p>10.2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4H24M00S" calcext:value-type="time">
            <text:p>02:24:00 PM</text:p>
          </table:table-cell>
          <table:table-cell office:value-type="float" office:value="9.6" calcext:value-type="float">
            <text:p>9.6</text:p>
          </table:table-cell>
          <table:table-cell table:number-columns-repeated="2"/>
        </table:table-row>
        <table:table-row table:style-name="ro1" table:number-rows-repeated="11">
          <table:table-cell table:number-columns-repeated="5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 table:number-rows-repeated="3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6">00/00/0000</text:date>, <text:time style:data-style-name="N2" text:time-value="17:19:23.7950194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5T18:27:00.905049287</meta:creation-date>
    <dc:date>2022-03-16T17:33:29.774126053</dc:date>
    <meta:editing-duration>PT31M22S</meta:editing-duration>
    <meta:editing-cycles>8</meta:editing-cycles>
    <meta:generator>LibreOffice/6.0.7.3$Linux_X86_64 LibreOffice_project/00m0$Build-3</meta:generator>
    <meta:document-statistic meta:table-count="1" meta:cell-count="91" meta:object-count="0"/>
  </office:meta>
</office:document-meta>
</file>